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eachers">
        <table:table-row>
          <table:table-cell office:value-type="string">
            <text:p>GVA354</text:p>
          </table:table-cell>
          <table:table-cell office:value-type="string">
            <text:p>Lê Xuân Vượng</text:p>
          </table:table-cell>
          <table:table-cell office:value-type="date" office:date-value="1986-01-17" table:style-name="DateCell">
            <text:p>1986-01-17</text:p>
          </table:table-cell>
          <table:table-cell office:value-type="string">
            <text:p>Nam</text:p>
          </table:table-cell>
          <table:table-cell office:value-type="string">
            <text:p>23 Cầu Giấy, Hà Nội</text:p>
          </table:table-cell>
          <table:table-cell office:value-type="string">
            <text:p>0901234573</text:p>
          </table:table-cell>
          <table:table-cell office:value-type="string">
            <text:p>vuonglx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B207</text:p>
          </table:table-cell>
          <table:table-cell office:value-type="string">
            <text:p>Nguyễn Công Hiệp</text:p>
          </table:table-cell>
          <table:table-cell office:value-type="date" office:date-value="1990-11-11" table:style-name="DateCell">
            <text:p>1990-11-11</text:p>
          </table:table-cell>
          <table:table-cell office:value-type="string">
            <text:p>Nam</text:p>
          </table:table-cell>
          <table:table-cell office:value-type="string">
            <text:p>33 Tôn Đức Thắng, Hà Nội</text:p>
          </table:table-cell>
          <table:table-cell office:value-type="string">
            <text:p>0901234581</text:p>
          </table:table-cell>
          <table:table-cell office:value-type="string">
            <text:p>huedinh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C092</text:p>
          </table:table-cell>
          <table:table-cell office:value-type="string">
            <text:p>Nguyễn Thanh Công</text:p>
          </table:table-cell>
          <table:table-cell office:value-type="date" office:date-value="1982-07-20" table:style-name="DateCell">
            <text:p>1982-07-20</text:p>
          </table:table-cell>
          <table:table-cell office:value-type="string">
            <text:p>Nam</text:p>
          </table:table-cell>
          <table:table-cell office:value-type="string">
            <text:p>789 Trần Phú, TP HCM</text:p>
          </table:table-cell>
          <table:table-cell office:value-type="string">
            <text:p>0901234569</text:p>
          </table:table-cell>
          <table:table-cell office:value-type="string">
            <text:p>dtnanh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D675</text:p>
          </table:table-cell>
          <table:table-cell office:value-type="string">
            <text:p>Nguyễn Phương Thảo</text:p>
          </table:table-cell>
          <table:table-cell office:value-type="date" office:date-value="1988-12-12" table:style-name="DateCell">
            <text:p>1988-12-12</text:p>
          </table:table-cell>
          <table:table-cell office:value-type="string">
            <text:p>Nữ</text:p>
          </table:table-cell>
          <table:table-cell office:value-type="string">
            <text:p>67 Lý Thường Kiệt, Huế</text:p>
          </table:table-cell>
          <table:table-cell office:value-type="string">
            <text:p>0901234570</text:p>
          </table:table-cell>
          <table:table-cell office:value-type="string">
            <text:p>chaotho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J097</text:p>
          </table:table-cell>
          <table:table-cell office:value-type="string">
            <text:p>Trịnh Trần Phương Tuấn</text:p>
          </table:table-cell>
          <table:table-cell office:value-type="date" office:date-value="1997-07-09" table:style-name="DateCell">
            <text:p>1997-07-09</text:p>
          </table:table-cell>
          <table:table-cell office:value-type="string">
            <text:p>Nam</text:p>
          </table:table-cell>
          <table:table-cell office:value-type="string">
            <text:p>Bến Tre</text:p>
          </table:table-cell>
          <table:table-cell office:value-type="string">
            <text:p>0901234587</text:p>
          </table:table-cell>
          <table:table-cell office:value-type="string">
            <text:p>domchua@gmail.com</text:p>
          </table:table-cell>
          <table:table-cell office:value-type="string">
            <text:p>NULL</text:p>
          </table:table-cell>
          <table:table-cell office:value-type="string">
            <text:p>2024-11-10 18:12:04</text:p>
          </table:table-cell>
        </table:table-row>
        <table:table-row>
          <table:table-cell office:value-type="string">
            <text:p>GVJ854</text:p>
          </table:table-cell>
          <table:table-cell office:value-type="string">
            <text:p>Nguyễn Văn Nam</text:p>
          </table:table-cell>
          <table:table-cell office:value-type="date" office:date-value="1983-05-25" table:style-name="DateCell">
            <text:p>1983-05-25</text:p>
          </table:table-cell>
          <table:table-cell office:value-type="string">
            <text:p>Nam</text:p>
          </table:table-cell>
          <table:table-cell office:value-type="string">
            <text:p>34 Bạch Đằng, TP HCM</text:p>
          </table:table-cell>
          <table:table-cell office:value-type="string">
            <text:p>0901234577</text:p>
          </table:table-cell>
          <table:table-cell office:value-type="string">
            <text:p>nambv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K102</text:p>
          </table:table-cell>
          <table:table-cell office:value-type="string">
            <text:p>Nguyễn Quốc Tuấn</text:p>
          </table:table-cell>
          <table:table-cell office:value-type="date" office:date-value="1991-04-02" table:style-name="DateCell">
            <text:p>1991-04-02</text:p>
          </table:table-cell>
          <table:table-cell office:value-type="string">
            <text:p>Nam</text:p>
          </table:table-cell>
          <table:table-cell office:value-type="string">
            <text:p>12 Láng Hạ, Hà Nội</text:p>
          </table:table-cell>
          <table:table-cell office:value-type="string">
            <text:p>0901234576</text:p>
          </table:table-cell>
          <table:table-cell office:value-type="string">
            <text:p>tuancatre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N671</text:p>
          </table:table-cell>
          <table:table-cell office:value-type="string">
            <text:p>Hoàng Hiếu Nghĩa</text:p>
          </table:table-cell>
          <table:table-cell office:value-type="date" office:date-value="1979-07-09" table:style-name="DateCell">
            <text:p>1979-07-09</text:p>
          </table:table-cell>
          <table:table-cell office:value-type="string">
            <text:p>Nam</text:p>
          </table:table-cell>
          <table:table-cell office:value-type="string">
            <text:p>56 Lê Thanh Nghị, Đà Nẵng</text:p>
          </table:table-cell>
          <table:table-cell office:value-type="string">
            <text:p>0901234578</text:p>
          </table:table-cell>
          <table:table-cell office:value-type="string">
            <text:p>vanheatclean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R982</text:p>
          </table:table-cell>
          <table:table-cell office:value-type="string">
            <text:p>Nguyễn Tú Anh</text:p>
          </table:table-cell>
          <table:table-cell office:value-type="date" office:date-value="1984-09-06" table:style-name="DateCell">
            <text:p>1984-09-06</text:p>
          </table:table-cell>
          <table:table-cell office:value-type="string">
            <text:p>Nam</text:p>
          </table:table-cell>
          <table:table-cell office:value-type="string">
            <text:p>12 Nguyễn Du, Hải Phòng</text:p>
          </table:table-cell>
          <table:table-cell office:value-type="string">
            <text:p>0901234582</text:p>
          </table:table-cell>
          <table:table-cell office:value-type="string">
            <text:p>tuanh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S601</text:p>
          </table:table-cell>
          <table:table-cell office:value-type="string">
            <text:p>Lê Văn Mạnh</text:p>
          </table:table-cell>
          <table:table-cell office:value-type="date" office:date-value="1980-05-29" table:style-name="DateCell">
            <text:p>1980-05-29</text:p>
          </table:table-cell>
          <table:table-cell office:value-type="string">
            <text:p>Nam</text:p>
          </table:table-cell>
          <table:table-cell office:value-type="string">
            <text:p>Truc Ninh, Nam Định</text:p>
          </table:table-cell>
          <table:table-cell office:value-type="string">
            <text:p>0901234584</text:p>
          </table:table-cell>
          <table:table-cell office:value-type="string">
            <text:p>manhlv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T556</text:p>
          </table:table-cell>
          <table:table-cell office:value-type="string">
            <text:p>Trần Quang Huy</text:p>
          </table:table-cell>
          <table:table-cell office:value-type="date" office:date-value="1989-06-30" table:style-name="DateCell">
            <text:p>1989-06-30</text:p>
          </table:table-cell>
          <table:table-cell office:value-type="string">
            <text:p>Nam</text:p>
          </table:table-cell>
          <table:table-cell office:value-type="string">
            <text:p>54 Quang Trung, Bình Dương</text:p>
          </table:table-cell>
          <table:table-cell office:value-type="string">
            <text:p>0901234575</text:p>
          </table:table-cell>
          <table:table-cell office:value-type="string">
            <text:p>qhuytran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X015</text:p>
          </table:table-cell>
          <table:table-cell office:value-type="string">
            <text:p>Hoàng Ngọc Minh</text:p>
          </table:table-cell>
          <table:table-cell office:value-type="date" office:date-value="1975-03-05" table:style-name="DateCell">
            <text:p>1975-03-05</text:p>
          </table:table-cell>
          <table:table-cell office:value-type="string">
            <text:p>Nam</text:p>
          </table:table-cell>
          <table:table-cell office:value-type="string">
            <text:p>Yên Xá, Tân Triều, Thanh Trì, Hà Nội</text:p>
          </table:table-cell>
          <table:table-cell office:value-type="string">
            <text:p>0901234571</text:p>
          </table:table-cell>
          <table:table-cell office:value-type="string">
            <text:p>minhmotta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Y019</text:p>
          </table:table-cell>
          <table:table-cell office:value-type="string">
            <text:p>Nguyễn Thị Như</text:p>
          </table:table-cell>
          <table:table-cell office:value-type="date" office:date-value="1978-10-27" table:style-name="DateCell">
            <text:p>1978-10-27</text:p>
          </table:table-cell>
          <table:table-cell office:value-type="string">
            <text:p>Nữ</text:p>
          </table:table-cell>
          <table:table-cell office:value-type="string">
            <text:p>23 Phan Bội Châu, TP HCM</text:p>
          </table:table-cell>
          <table:table-cell office:value-type="string">
            <text:p>0901234586</text:p>
          </table:table-cell>
          <table:table-cell office:value-type="string">
            <text:p>hnhuyen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VZ234</text:p>
          </table:table-cell>
          <table:table-cell office:value-type="string">
            <text:p>Đình Thị Huệ</text:p>
          </table:table-cell>
          <table:table-cell office:value-type="date" office:date-value="1987-02-21" table:style-name="DateCell">
            <text:p>1987-02-21</text:p>
          </table:table-cell>
          <table:table-cell office:value-type="string">
            <text:p>Nữ</text:p>
          </table:table-cell>
          <table:table-cell office:value-type="string">
            <text:p>78 Nguyễn Chí Thanh, Huế</text:p>
          </table:table-cell>
          <table:table-cell office:value-type="string">
            <text:p>0901234579</text:p>
          </table:table-cell>
          <table:table-cell office:value-type="string">
            <text:p>nchiep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123</text:p>
          </table:table-cell>
          <table:table-cell office:value-type="string">
            <text:p>Trần Thế Vinh</text:p>
          </table:table-cell>
          <table:table-cell office:value-type="date" office:date-value="1985-02-15" table:style-name="DateCell">
            <text:p>1985-02-15</text:p>
          </table:table-cell>
          <table:table-cell office:value-type="string">
            <text:p>Nam</text:p>
          </table:table-cell>
          <table:table-cell office:value-type="string">
            <text:p>Phùng Khoang, Nam Từ Liêm, Hà Nội</text:p>
          </table:table-cell>
          <table:table-cell office:value-type="string">
            <text:p>0901234567</text:p>
          </table:table-cell>
          <table:table-cell office:value-type="string">
            <text:p>vinhtiet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204</text:p>
          </table:table-cell>
          <table:table-cell office:value-type="string">
            <text:p>Lê Phương Nhi</text:p>
          </table:table-cell>
          <table:table-cell office:value-type="date" office:date-value="1989-04-13" table:style-name="DateCell">
            <text:p>1989-04-13</text:p>
          </table:table-cell>
          <table:table-cell office:value-type="string">
            <text:p>Nữ</text:p>
          </table:table-cell>
          <table:table-cell office:value-type="string">
            <text:p>56 Nguyễn Văn Cừ, Đà Nẵng</text:p>
          </table:table-cell>
          <table:table-cell office:value-type="string">
            <text:p>0901234585</text:p>
          </table:table-cell>
          <table:table-cell office:value-type="string">
            <text:p>nhiple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245</text:p>
          </table:table-cell>
          <table:table-cell office:value-type="string">
            <text:p>Nguyễn Tiến Đạt</text:p>
          </table:table-cell>
          <table:table-cell office:value-type="date" office:date-value="1990-05-10" table:style-name="DateCell">
            <text:p>1990-05-10</text:p>
          </table:table-cell>
          <table:table-cell office:value-type="string">
            <text:p>Nam</text:p>
          </table:table-cell>
          <table:table-cell office:value-type="string">
            <text:p>45 Lê Lợi, Đà Nẵng</text:p>
          </table:table-cell>
          <table:table-cell office:value-type="string">
            <text:p>0901234568</text:p>
          </table:table-cell>
          <table:table-cell office:value-type="string">
            <text:p>soicodoc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388</text:p>
          </table:table-cell>
          <table:table-cell office:value-type="string">
            <text:p>Nguyễn Gia Bách</text:p>
          </table:table-cell>
          <table:table-cell office:value-type="date" office:date-value="1981-08-18" table:style-name="DateCell">
            <text:p>1981-08-18</text:p>
          </table:table-cell>
          <table:table-cell office:value-type="string">
            <text:p>Nam</text:p>
          </table:table-cell>
          <table:table-cell office:value-type="string">
            <text:p>65 Trần Hưng Đạo, Hà Nội</text:p>
          </table:table-cell>
          <table:table-cell office:value-type="string">
            <text:p>0901234580</text:p>
          </table:table-cell>
          <table:table-cell office:value-type="string">
            <text:p>bachblack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743</text:p>
          </table:table-cell>
          <table:table-cell office:value-type="string">
            <text:p>Hoàng Thị Hương Lan</text:p>
          </table:table-cell>
          <table:table-cell office:value-type="date" office:date-value="1992-03-03" table:style-name="DateCell">
            <text:p>1992-03-03</text:p>
          </table:table-cell>
          <table:table-cell office:value-type="string">
            <text:p>Nữ</text:p>
          </table:table-cell>
          <table:table-cell office:value-type="string">
            <text:p>Quyết Thắng, Lạc Sơn, Hòa Bình</text:p>
          </table:table-cell>
          <table:table-cell office:value-type="string">
            <text:p>0901234583</text:p>
          </table:table-cell>
          <table:table-cell office:value-type="string">
            <text:p>hhlan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878</text:p>
          </table:table-cell>
          <table:table-cell office:value-type="string">
            <text:p>Nguyễn Ngọc Thắng</text:p>
          </table:table-cell>
          <table:table-cell office:value-type="date" office:date-value="1984-09-23" table:style-name="DateCell">
            <text:p>1984-09-23</text:p>
          </table:table-cell>
          <table:table-cell office:value-type="string">
            <text:p>Nam</text:p>
          </table:table-cell>
          <table:table-cell office:value-type="string">
            <text:p>Sóc Sơn, Hà Nội</text:p>
          </table:table-cell>
          <table:table-cell office:value-type="string">
            <text:p>0901234572</text:p>
          </table:table-cell>
          <table:table-cell office:value-type="string">
            <text:p>dqt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GV991</text:p>
          </table:table-cell>
          <table:table-cell office:value-type="string">
            <text:p>Lê Văn Duy</text:p>
          </table:table-cell>
          <table:table-cell office:value-type="date" office:date-value="1992-11-14" table:style-name="DateCell">
            <text:p>1992-11-14</text:p>
          </table:table-cell>
          <table:table-cell office:value-type="string">
            <text:p>Nam</text:p>
          </table:table-cell>
          <table:table-cell office:value-type="string">
            <text:p>99 Nguyễn Huệ, Đà Nẵng</text:p>
          </table:table-cell>
          <table:table-cell office:value-type="string">
            <text:p>0901234574</text:p>
          </table:table-cell>
          <table:table-cell office:value-type="string">
            <text:p>lvduy@gmail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9T14:12:02+01:00</meta:creation-date>
  </office:meta>
</office:document-meta>
</file>